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3:.O3])" office:value-type="float" office:value="0.925925925925926" calcext:value-type="float">
            <text:p>0.925925925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" office:value-type="float" office:value="0.906666666666667" calcext:value-type="float">
            <text:p>0.9066666667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4:.O4])" office:value-type="float" office:value="0.856481481481482" calcext:value-type="float">
            <text:p>0.856481481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" office:value-type="float" office:value="0.785833333333333" calcext:value-type="float">
            <text:p>0.7858333333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5:.O5])" office:value-type="float" office:value="0.796296296296296" calcext:value-type="float">
            <text:p>0.7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" office:value-type="float" office:value="0.847083333333333" calcext:value-type="float">
            <text:p>0.8470833333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6:.O6])" office:value-type="float" office:value="0.898148148148148" calcext:value-type="float">
            <text:p>0.898148148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" office:value-type="float" office:value="0.902583333333333" calcext:value-type="float">
            <text:p>0.9025833333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7:.O7])" office:value-type="float" office:value="0.87037037037037" calcext:value-type="float">
            <text:p>0.870370370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" office:value-type="float" office:value="0.902736666666667" calcext:value-type="float">
            <text:p>0.9027366667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8:.O8])" office:value-type="float" office:value="0.87037037037037" calcext:value-type="float">
            <text:p>0.870370370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" office:value-type="float" office:value="0.857846666666667" calcext:value-type="float">
            <text:p>0.8578466667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9:.O9])" office:value-type="float" office:value="0.949074074074074" calcext:value-type="float">
            <text:p>0.949074074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" office:value-type="float" office:value="0.90325" calcext:value-type="float">
            <text:p>0.90325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0:.O10])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" office:value-type="float" office:value="0.809903333333333" calcext:value-type="float">
            <text:p>0.8099033333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1:.O11])" office:value-type="float" office:value="0.962962962962963" calcext:value-type="float">
            <text:p>0.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" office:value-type="float" office:value="0.890986666666667" calcext:value-type="float">
            <text:p>0.8909866667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2:.O12])" office:value-type="float" office:value="0.796296296296296" calcext:value-type="float">
            <text:p>0.7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" office:value-type="float" office:value="0.79432" calcext:value-type="float">
            <text:p>0.7943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" office:value-type="float" office:value="0.842888888888889" calcext:value-type="float">
            <text:p>0.8428888889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AVERAGE([.M14:.O14])" office:value-type="float" office:value="0.849537037037037" calcext:value-type="float">
            <text:p>0.84953703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" office:value-type="float" office:value="0.841291666666667" calcext:value-type="float">
            <text:p>0.8412916667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5:.O15])" office:value-type="float" office:value="0.847222222222222" calcext:value-type="float">
            <text:p>0.8472222222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" office:value-type="float" office:value="0.82675" calcext:value-type="float">
            <text:p>0.82675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6:.O16])" office:value-type="float" office:value="0.726851851851852" calcext:value-type="float">
            <text:p>0.726851851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" office:value-type="float" office:value="0.766013333333333" calcext:value-type="float">
            <text:p>0.766013333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7:.O17])" office:value-type="float" office:value="0.925925925925926" calcext:value-type="float">
            <text:p>0.925925925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" office:value-type="float" office:value="0.917736666666667" calcext:value-type="float">
            <text:p>0.9177366667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AVERAGE([.M18:.O18])" office:value-type="float" office:value="0.840277777777778" calcext:value-type="float">
            <text:p>0.8402777778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" office:value-type="float" office:value="0.778875" calcext:value-type="float">
            <text:p>0.778875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9:.O19])" office:value-type="float" office:value="0.835648148148148" calcext:value-type="float">
            <text:p>0.835648148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" office:value-type="float" office:value="0.779778333333333" calcext:value-type="float">
            <text:p>0.7797783333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0:.O20])" office:value-type="float" office:value="0.958333333333333" calcext:value-type="float">
            <text:p>0.9583333333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" office:value-type="float" office:value="0.974333333333333" calcext:value-type="float">
            <text:p>0.9743333333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1:.O21])" office:value-type="float" office:value="0.560185185185185" calcext:value-type="float">
            <text:p>0.5601851852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" office:value-type="float" office:value="0.59875" calcext:value-type="float">
            <text:p>0.59875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2:.O22])" office:value-type="float" office:value="0.791666666666667" calcext:value-type="float">
            <text:p>0.791666666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" office:value-type="float" office:value="0.79716664" calcext:value-type="float">
            <text:p>0.79716664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3:.O23])" office:value-type="float" office:value="0.657407407407407" calcext:value-type="float">
            <text:p>0.657407407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" office:value-type="float" office:value="0.620833333333333" calcext:value-type="float">
            <text:p>0.6208333333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4:.O24])" office:value-type="float" office:value="0.912037037037037" calcext:value-type="float">
            <text:p>0.91203703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" office:value-type="float" office:value="0.880263333333333" calcext:value-type="float">
            <text:p>0.8802633333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5:.O25])" office:value-type="float" office:value="0.967592592592593" calcext:value-type="float">
            <text:p>0.967592592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" office:value-type="float" office:value="0.962416666666667" calcext:value-type="float">
            <text:p>0.9624166667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6:.O26])" office:value-type="float" office:value="0.960648148148148" calcext:value-type="float">
            <text:p>0.9606481481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" office:value-type="float" office:value="0.960785666666667" calcext:value-type="float">
            <text:p>0.9607856667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1:46:09.748504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3T11:50:11.479554967</dc:date>
    <meta:editing-duration>PT9H44M47S</meta:editing-duration>
    <meta:editing-cycles>118</meta:editing-cycles>
    <meta:generator>LibreOffice/5.1.6.2$Linux_X86_64 LibreOffice_project/10m0$Build-2</meta:generator>
    <meta:document-statistic meta:table-count="1" meta:cell-count="831" meta:object-count="0"/>
  </office:meta>
</office:document-meta>
</file>